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Cambria Math" svg:font-family="'Cambria Math'"/>
    <style:font-face style:name="Consolas" svg:font-family="Consolas"/>
    <style:font-face style:name="CourierNew" svg:font-family="CourierNew"/>
    <style:font-face style:name="Times New Roman" svg:font-family="'Times New Roman'"/>
    <style:font-face style:name="TimesNewRomanPS" svg:font-family="TimesNewRomanPS"/>
    <style:font-face style:name="TimesNewRomanPSMT" svg:font-family="TimesNewRomanPSMT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8.459cm" fo:margin-left="0cm" style:page-number="auto" table:align="left" style:may-break-between-rows="true" style:writing-mode="lr-tb"/>
    </style:style>
    <style:style style:name="Table1.A" style:family="table-column">
      <style:table-column-properties style:column-width="18.459cm"/>
    </style:style>
    <style:style style:name="Table1.A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8.378cm" fo:margin-left="0.037cm" fo:margin-right="-1.415cm" table:align="margins" style:may-break-between-rows="true" style:writing-mode="lr-tb"/>
    </style:style>
    <style:style style:name="Table2.A" style:family="table-column">
      <style:table-column-properties style:column-width="10.663cm" style:rel-column-width="6045*"/>
    </style:style>
    <style:style style:name="Table2.B" style:family="table-column">
      <style:table-column-properties style:column-width="4.075cm" style:rel-column-width="2310*"/>
    </style:style>
    <style:style style:name="Table2.C" style:family="table-column">
      <style:table-column-properties style:column-width="3.641cm" style:rel-column-width="2064*"/>
    </style:style>
    <style:style style:name="Table2.A1" style:family="table-cell">
      <style:table-cell-properties fo:background-color="#ffffff" fo:padding-left="0.049cm" fo:padding-right="0.049cm" fo:padding-top="0cm" fo:padding-bottom="0cm" fo:border="0.002cm solid #000000" fo:vertical-align="top">
        <style:background-image/>
      </style:table-cell-properties>
    </style:style>
    <style:style style:name="Table3" style:family="table">
      <style:table-properties style:width="18.396cm" fo:margin-left="0cm" table:align="left" style:may-break-between-rows="true" style:writing-mode="lr-tb"/>
    </style:style>
    <style:style style:name="Table3.A" style:family="table-column">
      <style:table-column-properties style:column-width="10.716cm"/>
    </style:style>
    <style:style style:name="Table3.B" style:family="table-column">
      <style:table-column-properties style:column-width="4.048cm"/>
    </style:style>
    <style:style style:name="Table3.C" style:family="table-column">
      <style:table-column-properties style:column-width="3.632cm"/>
    </style:style>
    <style:style style:name="Table3.A1" style:family="table-cell">
      <style:table-cell-properties fo:background-color="#ffffff" fo:padding-left="0.049cm" fo:padding-right="0.049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fo:line-height="100%" fo:text-align="start" style:justify-single-word="false"/>
    </style:style>
    <style:style style:name="P2" style:family="paragraph" style:parent-style-name="Standard">
      <style:paragraph-properties fo:margin-top="0cm" fo:margin-bottom="0.499cm" fo:line-height="100%" fo:text-align="start" style:justify-single-word="false"/>
    </style:style>
    <style:style style:name="P3" style:family="paragraph" style:parent-style-name="Standard">
      <style:paragraph-properties fo:margin-top="0cm" fo:margin-bottom="0.212cm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8pt" fo:language="ru" fo:country="RU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ru" fo:country="RU" fo:font-weight="normal" fo:background-color="transparen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fo:background-color="transparent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fo:font-size="11pt" fo:language="ru" fo:country="RU" style:font-size-asian="11pt" style:font-size-complex="11pt"/>
    </style:style>
    <style:style style:name="P10" style:family="paragraph" style:parent-style-name="Standard">
      <style:paragraph-properties fo:margin-top="0cm" fo:margin-bottom="0.499cm" fo:line-height="100%" fo:text-align="start" style:justify-single-word="false"/>
      <style:text-properties style:use-window-font-color="true" style:font-name="Consolas" fo:font-size="10pt" fo:font-weight="normal" fo:background-color="transparent" style:font-name-asian="Consolas" style:font-name-complex="Consolas"/>
    </style:style>
    <style:style style:name="P11" style:family="paragraph" style:parent-style-name="Standard">
      <style:paragraph-properties fo:margin-left="-0.9cm" fo:margin-right="-2.037cm" fo:margin-top="0cm" fo:margin-bottom="0.212cm" fo:line-height="100%" fo:text-align="center" style:justify-single-word="false" fo:text-indent="0cm" style:auto-text-indent="false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4pt" fo:font-weight="bold" fo:background-color="#ffffff" style:font-name-asian="Calibri1" style:font-name-complex="Calibri1"/>
    </style:style>
    <style:style style:name="T3" style:family="text">
      <style:text-properties style:use-window-font-color="true" style:font-name="Calibri1" fo:font-size="14pt" fo:font-weight="normal" fo:background-color="#ffffff" style:font-name-asian="Calibri1" style:font-name-complex="Calibri1"/>
    </style:style>
    <style:style style:name="T4" style:family="text">
      <style:text-properties style:use-window-font-color="true" style:font-name="TimesNewRomanPS" fo:font-size="14pt" fo:font-weight="bold" fo:background-color="#ffffff" style:font-name-asian="TimesNewRomanPS" style:font-name-complex="TimesNewRomanPS"/>
    </style:style>
    <style:style style:name="T5" style:family="text">
      <style:text-properties style:use-window-font-color="true" style:font-name="TimesNewRomanPSMT" fo:font-size="14pt" fo:font-weight="normal" fo:background-color="#ffffff" style:font-name-asian="TimesNewRomanPSMT" style:font-name-complex="TimesNewRomanPSMT"/>
    </style:style>
    <style:style style:name="T6" style:family="text">
      <style:text-properties style:use-window-font-color="true" style:font-name="CourierNew" fo:font-size="12pt" fo:font-weight="normal" fo:background-color="#ffffff" style:font-name-asian="CourierNew" style:font-name-complex="CourierNew"/>
    </style:style>
    <style:style style:name="T7" style:family="text">
      <style:text-properties style:use-window-font-color="true" style:font-name="CourierNew" fo:font-size="11pt" fo:font-weight="normal" fo:background-color="transparent" style:font-name-asian="CourierNew" style:font-name-complex="CourierNew"/>
    </style:style>
    <style:style style:name="T8" style:family="text">
      <style:text-properties style:use-window-font-color="true" style:font-name="CourierNew" fo:font-size="11pt" fo:language="en" fo:country="US" fo:font-weight="normal" fo:background-color="transparent" style:font-name-asian="CourierNew" style:font-name-complex="CourierNew"/>
    </style:style>
    <style:style style:name="T9" style:family="text">
      <style:text-properties style:use-window-font-color="true" style:font-name="Times New Roman" fo:font-weight="normal" fo:background-color="transparent" style:font-name-asian="Times New Roman" style:font-name-complex="Times New Roman"/>
    </style:style>
    <style:style style:name="T10" style:family="text">
      <style:text-properties style:use-window-font-color="true" style:font-name="Times New Roman" fo:language="en" fo:country="US" fo:font-weight="normal" fo:background-color="transparent" style:font-name-asian="Times New Roman" style:font-name-complex="Times New Roman"/>
    </style:style>
    <style:style style:name="T11" style:family="text">
      <style:text-properties fo:color="#7c0054" style:font-name="CourierNew" fo:font-size="12pt" fo:font-weight="bold" fo:background-color="#ffffff" style:font-name-asian="CourierNew" style:font-name-complex="CourierNew"/>
    </style:style>
    <style:style style:name="T12" style:family="text">
      <style:text-properties fo:color="#7c0054" style:font-name="CourierNew" fo:font-size="11pt" fo:font-weight="bold" fo:background-color="transparent" style:font-name-asian="CourierNew" style:font-name-complex="CourierNew"/>
    </style:style>
    <style:style style:name="T13" style:family="text">
      <style:text-properties style:font-name="Calibri1" fo:font-size="11pt" style:font-name-asian="Calibri1" style:font-name-complex="Calibri1"/>
    </style:style>
    <style:style style:name="T14" style:family="text">
      <style:text-properties style:font-name="Calibri1" fo:font-size="11pt" fo:language="en" fo:country="US" style:font-name-asian="Calibri1" style:font-name-complex="Calibri1"/>
    </style:style>
    <style:style style:name="T15" style:family="text">
      <style:text-properties style:font-name="Calibri1" style:font-name-asian="Calibri1" style:font-name-complex="Calibri1"/>
    </style:style>
    <style:style style:name="T16" style:family="text">
      <style:text-properties style:font-name="Calibri1" fo:language="ru" fo:country="RU" style:font-name-asian="Calibri1" style:font-name-complex="Calibri1"/>
    </style:style>
    <style:style style:name="T17" style:family="text">
      <style:text-properties style:font-name="Calibri1" fo:language="en" fo:country="US" style:font-name-asian="Calibri1" style:font-name-complex="Calibri1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2">Задание</text:span><text:span text:style-name="T4"> </text:span><text:span text:style-name="T4">3</text:span><text:span text:style-name="T4">. </text:span><text:span text:style-name="T2">Ссылки</text:span><text:span text:style-name="T4"> </text:span><text:span text:style-name="T2">на</text:span><text:span text:style-name="T4"> </text:span><text:span text:style-name="T2">коллекции</text:span><text:span text:style-name="T4"> </text:span></text:p>
            <text:p text:style-name="P1"><text:span text:style-name="T3">Определена</text:span><text:span text:style-name="T5"> </text:span><text:span text:style-name="T3">иерархия</text:span><text:span text:style-name="T5"> </text:span><text:span text:style-name="T3">классов</text:span><text:span text:style-name="T5"> </text:span></text:p>
            <text:p text:style-name="P1"><text:span text:style-name="T11">class </text:span><text:span text:style-name="T6">MedicalStaff{} </text:span></text:p>
            <text:p text:style-name="P1"><text:span text:style-name="T11">class </text:span><text:span text:style-name="T6">Doctor </text:span><text:span text:style-name="T11">extends </text:span><text:span text:style-name="T6">MedicalStaff{} </text:span></text:p>
            <text:p text:style-name="P1"><text:span text:style-name="T11">class </text:span><text:span text:style-name="T6">Nurse </text:span><text:span text:style-name="T11">extends </text:span><text:span text:style-name="T6">MedicalStaff{} </text:span></text:p>
            <text:p text:style-name="P1"><text:span text:style-name="T11">class </text:span><text:span text:style-name="T6">HeadDoctor </text:span><text:span text:style-name="T11">extends </text:span><text:span text:style-name="T6">Doctor{} </text:span></text:p>
            <text:p text:style-name="P1"><text:span text:style-name="T3">Укажите</text:span><text:span text:style-name="T5"> </text:span><text:span text:style-name="T3">корректные</text:span><text:span text:style-name="T5"> </text:span><text:span text:style-name="T3">и</text:span><text:span text:style-name="T5"> </text:span><text:span text:style-name="T3">некорректные</text:span><text:span text:style-name="T5"> </text:span><text:span text:style-name="T3">операторы</text:span><text:span text:style-name="T5">. </text:span><text:span text:style-name="T3">Даи</text:span><text:span text:style-name="T3">̆</text:span><text:span text:style-name="T3">те</text:span><text:span text:style-name="T5"> </text:span><text:span text:style-name="T3">ответу</text:span><text:span text:style-name="T5"> </text:span><text:span text:style-name="T3">пояснение</text:span><text:span text:style-name="T5">. </text:span></text:p>
            <text:p text:style-name="P3"/>
            <text:p text:style-name="P3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0">correct </text:p>
          </table:table-cell>
          <table:table-cell table:style-name="Table2.A1" office:value-type="string">
            <text:p text:style-name="P10">not correct </text:p>
          </table:table-cell>
        </table:table-row>
        <table:table-row>
          <table:table-cell table:style-name="Table2.A1" office:value-type="string">
            <text:p text:style-name="P2"><text:span text:style-name="T7">Doctor doctor</text:span><text:span text:style-name="T7">1 </text:span><text:span text:style-name="T7">= </text:span><text:span text:style-name="T12">new </text:span><text:span text:style-name="T7">Doctor(); </text:span></text:p>
          </table:table-cell>
          <table:table-cell table:style-name="Table2.A1" office:value-type="string">
            <text:p text:style-name="P7"><text:span text:style-name="T13">Корректно, создается переменная типа </text:span><text:span text:style-name="T14">Doctor</text:span><text:span text:style-name="T13"> </text:span><text:span text:style-name="T14">doctor1, </text:span><text:span text:style-name="T13">которая ссылается на новый объект — экземпляр класса </text:span><text:span text:style-name="T14">Doctor.</text:span><text:span text:style-name="T13"> </text:span>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1" office:value-type="string">
            <text:p text:style-name="P2"><text:span text:style-name="T7">Doctor doctor</text:span><text:span text:style-name="T7">2 </text:span><text:span text:style-name="T7">= </text:span><text:span text:style-name="T12">new </text:span><text:span text:style-name="T7">MedicalStaff(); 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<text:span text:style-name="T13">Некорректно, так как потомку нельзя неявно присвоить класс родителя.</text:span></text:p>
          </table:table-cell>
        </table:table-row>
        <table:table-row>
          <table:table-cell table:style-name="Table2.A1" office:value-type="string">
            <text:p text:style-name="P2"><text:span text:style-name="T7">Doctor doctor</text:span><text:span text:style-name="T7">3 </text:span><text:span text:style-name="T7">= </text:span><text:span text:style-name="T12">new </text:span><text:span text:style-name="T7">HeadDoctor(); </text:span></text:p>
          </table:table-cell>
          <table:table-cell table:style-name="Table2.A1" office:value-type="string">
            <text:p text:style-name="P8"><text:span text:style-name="T19">Корректно</text:span>, так как <text:span text:style-name="T18">H</text:span>eaddoctor являетс наследником <text:span text:style-name="T18">doctor,</text:span> <text:span text:style-name="T19">неявное восходящее преобразование</text:span>.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2"><text:span text:style-name="T7">Object object</text:span><text:span text:style-name="T7">1 </text:span><text:span text:style-name="T7">= </text:span><text:span text:style-name="T12">new </text:span><text:span text:style-name="T7">HeadDoctor(); </text:span></text:p>
          </table:table-cell>
          <table:table-cell table:style-name="Table2.A1" office:value-type="string">
            <text:p text:style-name="P9"><text:span text:style-name="T9">Корректно, </text:span><text:span text:style-name="T10">HeadDoctor </text:span><text:span text:style-name="T9">вляется потомком класса </text:span><text:span text:style-name="T10">Object.</text:span>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2"><text:span text:style-name="T7">HeadDoctor doctor</text:span><text:span text:style-name="T7">5 </text:span><text:span text:style-name="T7">= </text:span><text:span text:style-name="T12">new </text:span><text:span text:style-name="T7">Object();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<text:span text:style-name="T13">Некорректно, так как потомку нельзя неявно присвоить класс родителя.</text:span></text:p>
          </table:table-cell>
        </table:table-row>
        <table:table-row>
          <table:table-cell table:style-name="Table2.A1" office:value-type="string">
            <text:p text:style-name="P2"><text:span text:style-name="T7">Doctor doctor</text:span><text:span text:style-name="T7">6 </text:span><text:span text:style-name="T7">= </text:span><text:span text:style-name="T12">new </text:span><text:span text:style-name="T7">Nurse();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<text:span text:style-name="T19">Некорректно</text:span>, так как нет прямого наследования</text:p>
          </table:table-cell>
        </table:table-row>
        <table:table-row>
          <table:table-cell table:style-name="Table2.A1" office:value-type="string">
            <text:p text:style-name="P2"><text:span text:style-name="T7">Nurse nurse = </text:span><text:span text:style-name="T12">new </text:span><text:span text:style-name="T7">Doctor();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<text:span text:style-name="T19">Некорректно</text:span>, так как нет прямого наследования</text:p>
          </table:table-cell>
        </table:table-row>
        <table:table-row>
          <table:table-cell table:style-name="Table2.A1" office:value-type="string">
            <text:p text:style-name="P2"><text:span text:style-name="T7">Object object</text:span><text:span text:style-name="T7">2 </text:span><text:span text:style-name="T7">= </text:span><text:span text:style-name="T12">new </text:span><text:span text:style-name="T7">Nurse(); </text:span></text:p>
          </table:table-cell>
          <table:table-cell table:style-name="Table2.A1" office:value-type="string">
            <text:p text:style-name="P9"><text:span text:style-name="T9">Корректно, N</text:span><text:span text:style-name="T10">urse </text:span><text:span text:style-name="T9">вляется потомком класса </text:span><text:span text:style-name="T10">Object.</text:span>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2"><text:span text:style-name="T7">List&lt;Doctor&gt;list</text:span><text:span text:style-name="T7">1</text:span><text:span text:style-name="T7">= </text:span><text:span text:style-name="T12">new </text:span><text:span text:style-name="T7">ArrayList&lt;Doctor&gt;(); </text:span></text:p>
          </table:table-cell>
          <table:table-cell table:style-name="Table2.A1" office:value-type="string">
            <text:p text:style-name="P8"><text:span text:style-name="T19">Корректно</text:span>, <text:span text:style-name="T18">ArrayList </text:span><text:span text:style-name="T19">реализует интерфейс </text:span><text:span text:style-name="T18">List, </text:span><text:span text:style-name="T19">мы можем объявить пременную с типом интерфейс.</text:span></text:p>
          </table:table-cell>
          <table:table-cell table:style-name="Table2.A1" office:value-type="string">
            <text:p text:style-name="P5"/>
          </table:table-cell>
        </table:table-row>
        <text:soft-page-break/>
        <table:table-row>
          <table:table-cell table:style-name="Table2.A1" office:value-type="string">
            <text:p text:style-name="P2"><text:span text:style-name="T7">List&lt;</text:span><text:span text:style-name="T8">MedicalStuff</text:span><text:span text:style-name="T7">&gt;list2 = </text:span><text:span text:style-name="T12">new </text:span><text:span text:style-name="T7">ArrayList&lt;Doctor&gt;(); </text:span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Н<text:span text:style-name="T19">екорректно</text:span>, так как <text:span text:style-name="T19">тип</text:span> <text:span text:style-name="T19">переменной и класс объекта </text:span><text:span text:style-name="T18"><text:s/></text:span><text:span text:style-name="T19">параметризуются разными типами.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T7">List&lt;Doctor&gt;list</text:span><text:span text:style-name="T7">3 </text:span><text:span text:style-name="T7">= </text:span><text:span text:style-name="T12">new </text:span><text:span text:style-name="T7">ArrayList&lt;MedicalStaff&gt;(); 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Н<text:span text:style-name="T19">екорректно</text:span>, так как <text:span text:style-name="T19">тип</text:span> <text:span text:style-name="T19">переменной и класс объекта </text:span><text:span text:style-name="T18"><text:s/></text:span><text:span text:style-name="T19">параметризуются разными типами.</text:span></text:p>
          </table:table-cell>
        </table:table-row>
        <table:table-row>
          <table:table-cell table:style-name="Table3.A1" office:value-type="string">
            <text:p text:style-name="P2"><text:span text:style-name="T7">List&lt;Object&gt;list</text:span><text:span text:style-name="T7">4 </text:span><text:span text:style-name="T7">= </text:span><text:span text:style-name="T12">new </text:span><text:span text:style-name="T7">ArrayList&lt;Doctor&gt;(); 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<text:span text:style-name="T15">Н</text:span><text:span text:style-name="T16">екорректно</text:span><text:span text:style-name="T15">, так как </text:span><text:span text:style-name="T16">тип</text:span><text:span text:style-name="T15"> </text:span><text:span text:style-name="T16">переменной и класс объекта </text:span><text:span text:style-name="T17"><text:s/></text:span><text:span text:style-name="T16">параметризуются разными типами.</text:span></text:p>
          </table:table-cell>
        </table:table-row>
        <table:table-row>
          <table:table-cell table:style-name="Table3.A1" office:value-type="string">
            <text:p text:style-name="P2"><text:span text:style-name="T7">List&lt;Object&gt;list</text:span><text:span text:style-name="T7">5 </text:span><text:span text:style-name="T7">= </text:span><text:span text:style-name="T12">new </text:span><text:span text:style-name="T7">ArrayList&lt;Object&gt;(); </text:span></text:p>
          </table:table-cell>
          <table:table-cell table:style-name="Table3.A1" office:value-type="string">
            <text:p text:style-name="P8"><text:span text:style-name="T19">Корректно</text:span>, <text:span text:style-name="T18">ArrayList </text:span><text:span text:style-name="T19">реализует интерфейс </text:span><text:span text:style-name="T18">List, </text:span><text:span text:style-name="T19">мы можем объявить пременную с типом интерфейс. </text:span></text:p>
          </table:table-cell>
          <table:table-cell table:style-name="Table3.A1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Cambria Math" svg:font-family="'Cambria Math'"/>
    <style:font-face style:name="Consolas" svg:font-family="Consolas"/>
    <style:font-face style:name="CourierNew" svg:font-family="CourierNew"/>
    <style:font-face style:name="Times New Roman" svg:font-family="'Times New Roman'"/>
    <style:font-face style:name="TimesNewRomanPS" svg:font-family="TimesNewRomanPS"/>
    <style:font-face style:name="TimesNewRomanPSMT" svg:font-family="TimesNewRomanPSMT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4-12T19:33:14.33</dc:date>
    <dc:creator>Vitaliy Semkov</dc:creator>
    <meta:editing-duration>PT2H50M59S</meta:editing-duration>
    <meta:editing-cycles>3</meta:editing-cycles>
    <meta:generator>OpenOffice/4.1.4$Win32 OpenOffice.org_project/414m5$Build-9788</meta:generator>
    <meta:document-statistic meta:table-count="3" meta:image-count="0" meta:object-count="0" meta:page-count="2" meta:paragraph-count="35" meta:word-count="216" meta:character-count="1744"/>
  </office:meta>
</office:document-meta>
</file>